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padding-left="0in" fo:padding-right="0in" fo:padding-top="0in" fo:padding-bottom="0.028in" fo:border-left="none" fo:border-right="none" fo:border-top="none" fo:border-bottom="0.26pt solid #000001"/>
    </style:style>
    <style:style style:name="P3" style:family="paragraph" style:parent-style-name="Standard" style:master-page-name="Standard">
      <style:paragraph-properties style:page-number="auto"/>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officeooo:paragraph-rsid="001f8388"/>
    </style:style>
    <style:style style:name="P7" style:family="paragraph" style:parent-style-name="Standard">
      <style:text-properties officeooo:rsid="001f8388" officeooo:paragraph-rsid="001f8388"/>
    </style:style>
    <style:style style:name="P8" style:family="paragraph" style:parent-style-name="Standard">
      <style:text-properties officeooo:paragraph-rsid="0020e84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ward receipt</text:p>
      <text:p text:style-name="Standard">Hereby, I confirm that I have participated in the study “Validating statistical methods to detect (potential) data fabrication” and received €100,- in cash <text:s/>for my participation.</text:p>
      <text:p text:style-name="Standard"/>
      <text:p text:style-name="Standard">__________________________<text:tab/></text:p>
      <text:p text:style-name="Standard">Date</text:p>
      <text:p text:style-name="Standard"/>
      <text:p text:style-name="P6">__________________________<text:tab/><text:tab/></text:p>
      <text:p text:style-name="P6">Signature</text:p>
      <text:p text:style-name="P6"/>
      <text:p text:style-name="P8">_______________________________________________________________________</text:p>
      <text:p text:style-name="P7">Name</text:p>
      <text:p text:style-name="P6"/>
      <text:p text:style-name="P2"/>
      <text:p text:style-name="Standard"/>
      <text:p text:style-name="P4">Temporary information bonus</text:p>
      <text:p text:style-name="P1">In order to determine the three participants who will be awarded the bonus €100,- for fabricating the most difficult to detect data, we have to temporarily link the responses to the individual. For bookkeeping purposes, we have to retain the transaction information, but we will not retain the link to the response ID. This information will be permanently destroyed upon awarding of the bonus.</text:p>
      <text:p text:style-name="P1"/>
      <text:p text:style-name="P8">_______________________________________________________________________</text:p>
      <text:p text:style-name="P1">Response id [to be filled in by the interviewer]</text:p>
      <text:p text:style-name="P1"/>
      <text:p text:style-name="P8">_______________________________________________________________________</text:p>
      <text:p text:style-name="P1">Bank account number</text:p>
      <text:p text:style-name="P1"/>
      <text:p text:style-name="P8">_______________________________________________________________________</text:p>
      <text:p text:style-name="P1"><text:bookmark text:name="__DdeLink__247_853185770"/>Name of accou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7874in" fo:margin-left="0.9839in" fo:margin-right="0.9839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7T15:05:00</meta:creation-date>
    <meta:initial-creator>Jan</meta:initial-creator>
    <dc:language>en-US</dc:language>
    <dc:creator>gary_host </dc:creator>
    <dc:date>2016-10-12T18:12:29.860071753</dc:date>
    <meta:editing-cycles>7</meta:editing-cycles>
    <meta:editing-duration>PT12M36S</meta:editing-duration>
    <meta:generator>LibreOffice/5.0.6.2$Linux_X86_64 LibreOffice_project/00$Build-2</meta:generator>
    <meta:document-statistic meta:table-count="0" meta:image-count="0" meta:object-count="0" meta:page-count="1" meta:paragraph-count="16" meta:word-count="119" meta:character-count="1050" meta:non-whitespace-character-count="94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